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office:value-type="float" office:value="1000000" calcext:value-type="float">
            <text:p>1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2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2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Fargate</text:p>
            <text:p>Memory</text:p>
          </table:table-cell>
          <table:table-cell table:style-name="ce1" office:value-type="string" calcext:value-type="string">
            <text:p>Fargate</text:p>
            <text:p>CPU</text:p>
          </table:table-cell>
          <table:table-cell table:style-name="ce1" office:value-type="string" calcext:value-type="string">
            <text:p>Records</text:p>
            <text:p>Per second</text:p>
          </table:table-cell>
          <table:table-cell table:style-name="ce1" office:value-type="string" calcext:value-type="string">
            <text:p>Fargate cost</text:p>
            <text:p>Per sample</text:p>
          </table:table-cell>
          <table:table-cell table:style-name="ce1"/>
          <table:table-cell table:style-name="ce1" office:value-type="string" calcext:value-type="string">
            <text:p>Aurora</text:p>
            <text:p>ACU</text:p>
          </table:table-cell>
          <table:table-cell table:style-name="ce1" office:value-type="string" calcext:value-type="string">
            <text:p>Aurora cost</text:p>
            <text:p> Per sample</text:p>
          </table:table-cell>
          <table:table-cell table:style-name="ce1"/>
          <table:table-cell table:style-name="ce1" office:value-type="string" calcext:value-type="string">
            <text:p>Total cost </text:p>
            <text:p>Per sample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style-name="ce3" table:formula="of:=((([.$C$2]/[.E9]) * [.$C$3] *([.D9]/1024)) + (([.$C$2]/[.E9]) * [.$C$4] * [.C9]))" office:value-type="currency" office:currency="USD" office:value="0.660125" calcext:value-type="currency">
            <text:p>$0.6601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(([.$C$2]/[.E9]) * [.$C$5] * [.H9])" office:value-type="currency" office:currency="USD" office:value="1.0416875" calcext:value-type="currency">
            <text:p>$1.041688</text:p>
          </table:table-cell>
          <table:table-cell/>
          <table:table-cell table:style-name="ce3" table:formula="of:=([.F9] + [.I9])" office:value-type="currency" office:currency="USD" office:value="1.7018125" calcext:value-type="currency">
            <text:p>$1.7018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style-name="ce3" table:formula="of:=((([.$C$2]/[.E10]) * [.$C$3] *([.D10]/1024)) + (([.$C$2]/[.E10]) * [.$C$4] * [.C10]))" office:value-type="currency" office:currency="USD" office:value="0.603542857142857" calcext:value-type="currency">
            <text:p>$0.60354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(([.$C$2]/[.E10]) * [.$C$5] * [.H10])" office:value-type="currency" office:currency="USD" office:value="0.9524" calcext:value-type="currency">
            <text:p>$0.952400</text:p>
          </table:table-cell>
          <table:table-cell/>
          <table:table-cell table:style-name="ce3" table:formula="of:=([.F10] + [.I10])" office:value-type="currency" office:currency="USD" office:value="1.55594285714286" calcext:value-type="currency">
            <text:p>$1.55594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2T17:33:52.541035235</dc:date>
    <meta:editing-duration>PT37M16S</meta:editing-duration>
    <meta:editing-cycles>9</meta:editing-cycles>
    <meta:generator>LibreOffice/6.0.7.3$Linux_X86_64 LibreOffice_project/00m0$Build-3</meta:generator>
    <meta:document-statistic meta:table-count="1" meta:cell-count="32" meta:object-count="0"/>
  </office:meta>
</office:document-meta>
</file>